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mbria" svg:font-family="Cambria, serif"/>
    <style:font-face style:name="GothamRoundedBook" svg:font-family="GothamRoundedBook"/>
    <style:font-face style:name="Lohit Devanagari1" svg:font-family="'Lohit Devanagari'"/>
    <style:font-face style:name="Source Sans Pro1" svg:font-family="'Source Sans Pro', Helvetica, Arial, sans-serif"/>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0.505cm" fo:margin-left="-1.789cm" table:align="left" style:writing-mode="lr-tb"/>
    </style:style>
    <style:style style:name="Table1.A" style:family="table-column">
      <style:table-column-properties style:column-width="1.296cm"/>
    </style:style>
    <style:style style:name="Table1.B" style:family="table-column">
      <style:table-column-properties style:column-width="1.799cm"/>
    </style:style>
    <style:style style:name="Table1.C" style:family="table-column">
      <style:table-column-properties style:column-width="3.81cm"/>
    </style:style>
    <style:style style:name="Table1.D" style:family="table-column">
      <style:table-column-properties style:column-width="2.99cm"/>
    </style:style>
    <style:style style:name="Table1.E" style:family="table-column">
      <style:table-column-properties style:column-width="2.09cm"/>
    </style:style>
    <style:style style:name="Table1.F" style:family="table-column">
      <style:table-column-properties style:column-width="3.572cm"/>
    </style:style>
    <style:style style:name="Table1.G" style:family="table-column">
      <style:table-column-properties style:column-width="4.948cm"/>
    </style:style>
    <style:style style:name="Table1.A1" style:family="table-cell">
      <style:table-cell-properties style:vertical-align="middle" fo:padding="0cm" fo:border="none"/>
    </style:style>
    <style:style style:name="P1" style:family="paragraph" style:parent-style-name="Standard">
      <style:text-properties fo:color="#000000" fo:font-weight="bold" style:font-weight-asian="bold" style:font-weight-complex="bold"/>
    </style:style>
    <style:style style:name="P2" style:family="paragraph" style:parent-style-name="Standard">
      <style:paragraph-properties fo:text-align="center" style:justify-single-word="false"/>
      <style:text-properties fo:color="#000000" fo:font-weight="bold" style:font-weight-asian="bold" style:font-weight-complex="bold"/>
    </style:style>
    <style:style style:name="P3" style:family="paragraph" style:parent-style-name="Standard">
      <style:text-properties fo:font-variant="normal" fo:text-transform="none" fo:color="#000000" style:font-name="Source Sans Pro1" fo:font-size="10.5pt" fo:letter-spacing="normal" fo:font-style="normal" style:text-underline-style="solid" style:text-underline-width="auto" style:text-underline-color="font-color" fo:font-weight="bold" style:font-weight-asian="bold" style:font-weight-complex="bold"/>
    </style:style>
    <style:style style:name="P4"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bold" officeooo:rsid="000de451" officeooo:paragraph-rsid="000de451" style:font-weight-asian="bold" style:font-weight-complex="bold"/>
    </style:style>
    <style:style style:name="P5" style:family="paragraph" style:parent-style-name="Standard">
      <style:text-properties fo:color="#000000" fo:font-weight="bold" officeooo:paragraph-rsid="0037593a"/>
    </style:style>
    <style:style style:name="P6" style:family="paragraph" style:parent-style-name="Standard">
      <style:paragraph-properties fo:text-align="center" style:justify-single-word="false"/>
      <style:text-properties fo:font-variant="normal" fo:text-transform="none" fo:color="#000000" style:font-name="Source Sans Pro"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P7"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bold" style:font-weight-asian="bold" style:font-weight-complex="bold"/>
    </style:style>
    <style:style style:name="P8"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bold" officeooo:rsid="000de451" officeooo:paragraph-rsid="000de451" style:font-weight-asian="bold" style:font-weight-complex="bold"/>
    </style:style>
    <style:style style:name="P9"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bold" officeooo:rsid="000de451" officeooo:paragraph-rsid="002a9027" style:font-weight-asian="bold" style:font-weight-complex="bold"/>
    </style:style>
    <style:style style:name="P10"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bold" officeooo:rsid="000de451" officeooo:paragraph-rsid="000de451" style:font-weight-asian="bold" style:font-weight-complex="bold"/>
    </style:style>
    <style:style style:name="P11" style:family="paragraph" style:parent-style-name="Text_20_body" style:list-style-name="L2">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bold" officeooo:rsid="000de451" officeooo:paragraph-rsid="000de451" style:font-weight-asian="bold" style:font-weight-complex="bold"/>
    </style:style>
    <style:style style:name="P12" style:family="paragraph" style:parent-style-name="Text_20_body" style:list-style-name="L3">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bold" officeooo:rsid="000de451" officeooo:paragraph-rsid="000de451" style:font-weight-asian="bold" style:font-weight-complex="bold"/>
    </style:style>
    <style:style style:name="P13" style:family="paragraph" style:parent-style-name="Text_20_body" style:list-style-name="L5">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bold" officeooo:rsid="000de451" officeooo:paragraph-rsid="000de451" style:font-weight-asian="bold" style:font-weight-complex="bold"/>
    </style:style>
    <style:style style:name="P14" style:family="paragraph" style:parent-style-name="Text_20_body" style:list-style-name="L6">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bold" officeooo:rsid="000de451" officeooo:paragraph-rsid="002a9027" style:font-weight-asian="bold" style:font-weight-complex="bold"/>
    </style:style>
    <style:style style:name="P15" style:family="paragraph" style:parent-style-name="Text_20_body" style:list-style-name="L7">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bold" officeooo:rsid="000de451" officeooo:paragraph-rsid="002a9027" style:font-weight-asian="bold" style:font-weight-complex="bold"/>
    </style:style>
    <style:style style:name="P16"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bold" officeooo:rsid="000de451" officeooo:paragraph-rsid="002a9027" style:font-weight-asian="bold" style:font-weight-complex="bold"/>
    </style:style>
    <style:style style:name="P17"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bold" officeooo:rsid="000e9563" officeooo:paragraph-rsid="000e9563" style:font-weight-asian="bold" style:font-weight-complex="bold"/>
    </style:style>
    <style:style style:name="P18" style:family="paragraph" style:parent-style-name="Text_20_body" style:list-style-name="L3">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bold" officeooo:rsid="001ec492" officeooo:paragraph-rsid="001ec492" style:font-weight-asian="bold" style:font-weight-complex="bold"/>
    </style:style>
    <style:style style:name="P19"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bold" officeooo:rsid="001ec492" officeooo:paragraph-rsid="001ec492" style:font-weight-asian="bold" style:font-weight-complex="bold"/>
    </style:style>
    <style:style style:name="P20"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bold" officeooo:paragraph-rsid="000de451"/>
    </style:style>
    <style:style style:name="P21"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normal" officeooo:rsid="000e9563" officeooo:paragraph-rsid="000e9563" style:font-weight-asian="normal" style:font-weight-complex="normal"/>
    </style:style>
    <style:style style:name="P22"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normal" officeooo:rsid="000ff034" officeooo:paragraph-rsid="000ff034" style:font-weight-asian="normal" style:font-weight-complex="normal"/>
    </style:style>
    <style:style style:name="P23"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normal" officeooo:rsid="0017c75f" officeooo:paragraph-rsid="000de451" style:font-weight-asian="normal" style:font-weight-complex="normal"/>
    </style:style>
    <style:style style:name="P24"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normal" officeooo:rsid="001a21ee" officeooo:paragraph-rsid="000de451" style:font-weight-asian="normal" style:font-weight-complex="normal"/>
    </style:style>
    <style:style style:name="P25" style:family="paragraph" style:parent-style-name="Text_20_body" style:list-style-name="L4">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normal" officeooo:rsid="001a21ee" officeooo:paragraph-rsid="000de451" style:font-weight-asian="normal" style:font-weight-complex="normal"/>
    </style:style>
    <style:style style:name="P26" style:family="paragraph" style:parent-style-name="Text_20_body" style:list-style-name="L5">
      <style:paragraph-properties fo:margin-top="0cm" fo:margin-bottom="0.265cm" loext:contextual-spacing="false" fo:text-align="start" style:justify-single-word="false" fo:orphans="2" fo:widows="2" fo:padding="0cm" fo:border="none"/>
      <style:text-properties fo:font-variant="normal" fo:text-transform="none" fo:color="#000000" style:font-name="Source Sans Pro1" fo:font-size="10.5pt" fo:letter-spacing="normal" fo:font-style="normal" fo:font-weight="normal" officeooo:rsid="001a21ee" officeooo:paragraph-rsid="000de451" style:font-weight-asian="normal" style:font-weight-complex="normal"/>
    </style:style>
    <style:style style:name="P27" style:family="paragraph" style:parent-style-name="Text_20_body" style:list-style-name="L8">
      <style:paragraph-properties fo:margin-left="0.847cm" fo:margin-right="0cm" fo:margin-top="0.353cm" fo:margin-bottom="0cm" loext:contextual-spacing="false" fo:line-height="108%" fo:text-indent="0cm" style:auto-text-indent="false" style:writing-mode="lr-tb"/>
      <style:text-properties fo:font-variant="normal" fo:text-transform="none" fo:color="#000000" style:text-line-through-style="none" style:text-line-through-type="none" style:font-name="Source Sans Pro1" fo:font-size="10.5pt" fo:letter-spacing="normal" fo:font-style="normal" style:text-underline-style="none" fo:font-weight="normal" officeooo:rsid="002dc143" style:text-blinking="false" fo:background-color="transparent" style:font-weight-asian="normal" style:font-weight-complex="normal"/>
    </style:style>
    <style:style style:name="P28" style:family="paragraph" style:parent-style-name="Text_20_body" style:list-style-name="L8">
      <loext:graphic-properties draw:fill="none" draw:fill-color="#ffffff"/>
      <style:paragraph-properties fo:margin-left="0cm" fo:margin-right="0cm" fo:margin-top="0cm" fo:margin-bottom="0cm" loext:contextual-spacing="false" fo:line-height="108%" fo:text-indent="0cm" style:auto-text-indent="false" fo:background-color="transparent" style:writing-mode="lr-tb"/>
      <style:text-properties fo:font-variant="normal" fo:text-transform="none" fo:color="#000000" style:text-line-through-style="none" style:text-line-through-type="none" style:font-name="Source Sans Pro1" fo:font-size="10.5pt" fo:letter-spacing="normal" fo:font-style="normal" style:text-underline-style="none" fo:font-weight="normal" officeooo:rsid="002dc143" style:text-blinking="false" fo:background-color="transparent" style:font-weight-asian="normal" style:font-weight-complex="normal"/>
    </style:style>
    <style:style style:name="P29" style:family="paragraph" style:parent-style-name="Text_20_body" style:list-style-name="L8">
      <loext:graphic-properties draw:fill="none" draw:fill-color="#ffffff"/>
      <style:paragraph-properties fo:margin-left="0cm" fo:margin-right="0cm" fo:margin-top="0cm" fo:margin-bottom="0cm" loext:contextual-spacing="false" fo:line-height="108%" fo:text-indent="0cm" style:auto-text-indent="false" fo:background-color="transparent" style:writing-mode="lr-tb"/>
      <style:text-properties fo:font-variant="normal" fo:text-transform="none" fo:color="#000000" style:text-line-through-style="none" style:text-line-through-type="none" style:font-name="Source Sans Pro1" fo:font-size="10.5pt" fo:letter-spacing="normal" fo:font-style="normal" style:text-underline-style="none" fo:font-weight="bold" officeooo:rsid="002dc143" style:text-blinking="false" fo:background-color="transparent"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7c75f" style:font-weight-asian="normal" style:font-weight-complex="normal"/>
    </style:style>
    <style:style style:name="T3" style:family="text">
      <style:text-properties fo:font-weight="normal" officeooo:rsid="001a21ee" style:font-weight-asian="normal" style:font-weight-complex="normal"/>
    </style:style>
    <style:style style:name="T4" style:family="text">
      <style:text-properties fo:font-weight="normal" officeooo:rsid="001b7ecb" style:font-weight-asian="normal" style:font-weight-complex="normal"/>
    </style:style>
    <style:style style:name="T5" style:family="text">
      <style:text-properties fo:font-weight="normal" officeooo:rsid="001d0691" style:font-weight-asian="normal" style:font-weight-complex="normal"/>
    </style:style>
    <style:style style:name="T6" style:family="text">
      <style:text-properties fo:font-weight="normal" officeooo:rsid="001ea2e7" style:font-weight-asian="normal" style:font-weight-complex="normal"/>
    </style:style>
    <style:style style:name="T7" style:family="text">
      <style:text-properties fo:font-weight="normal" officeooo:rsid="00228aa0" style:font-weight-asian="normal" style:font-weight-complex="normal"/>
    </style:style>
    <style:style style:name="T8" style:family="text">
      <style:text-properties fo:font-weight="normal" officeooo:rsid="002dc143" style:font-weight-asian="normal" style:font-weight-complex="normal"/>
    </style:style>
    <style:style style:name="T9" style:family="text">
      <style:text-properties fo:font-weight="normal" officeooo:rsid="003333b4" style:font-weight-asian="normal" style:font-weight-complex="normal"/>
    </style:style>
    <style:style style:name="T10" style:family="text">
      <style:text-properties fo:font-weight="normal" officeooo:rsid="003414bb" style:font-weight-asian="normal" style:font-weight-complex="normal"/>
    </style:style>
    <style:style style:name="T11" style:family="text">
      <style:text-properties officeooo:rsid="001ec492"/>
    </style:style>
    <style:style style:name="T12" style:family="text">
      <style:text-properties officeooo:rsid="00228aa0"/>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officeooo:rsid="00228aa0" style:font-weight-asian="bold" style:font-weight-complex="bold"/>
    </style:style>
    <style:style style:name="T15" style:family="text">
      <style:text-properties style:text-underline-style="solid" style:text-underline-width="auto" style:text-underline-color="font-color" officeooo:rsid="001d0691"/>
    </style:style>
    <style:style style:name="T16" style:family="text">
      <style:text-properties style:text-underline-style="solid" style:text-underline-width="auto" style:text-underline-color="font-color" officeooo:rsid="001b7ecb"/>
    </style:style>
    <style:style style:name="T17" style:family="text">
      <style:text-properties style:font-weight-asian="bold" style:font-weight-complex="bold"/>
    </style:style>
    <style:style style:name="T18" style:family="text">
      <style:text-properties officeooo:rsid="000de451" style:font-weight-asian="bold" style:font-weight-complex="bold"/>
    </style:style>
    <style:style style:name="T19" style:family="text">
      <style:text-properties officeooo:rsid="002dc143" style:font-weight-asian="bold" style:font-weight-complex="bold"/>
    </style:style>
    <style:style style:name="T20" style:family="text">
      <style:text-properties officeooo:rsid="003414bb" style:font-weight-asian="bold" style:font-weight-complex="bold"/>
    </style:style>
    <style:style style:name="T21" style:family="text">
      <style:text-properties fo:font-variant="normal" fo:text-transform="none" fo:color="#000000" style:text-line-through-style="none" style:text-line-through-type="none" style:font-name="Source Sans Pro1" fo:font-size="10.5pt" fo:letter-spacing="normal" fo:font-style="normal" style:text-underline-style="none" fo:font-weight="normal" officeooo:rsid="002dc143"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Source Sans Pro1" fo:font-size="10.5pt" fo:letter-spacing="normal" fo:font-style="normal" style:text-underline-style="none" fo:font-weight="bold" officeooo:rsid="002dc143"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style:font-name="Source Sans Pro1" fo:font-size="10.5pt" fo:letter-spacing="normal" fo:font-style="normal" style:text-underline-style="none" fo:font-weight="bold" officeooo:rsid="00377c33" style:text-blinking="false" fo:background-color="transparent" loext:char-shading-value="0" style:font-weight-asian="bold" style:font-weight-complex="bold"/>
    </style:style>
    <style:style style:name="T24" style:family="text">
      <style:text-properties fo:font-variant="normal" fo:text-transform="none" style:text-line-through-style="none" style:text-line-through-type="none" style:font-name="Source Sans Pro1" fo:font-size="10.5pt" fo:letter-spacing="normal" fo:font-style="normal" style:text-underline-style="none" fo:font-weight="normal" officeooo:rsid="002dc143" style:text-blinking="false" fo:background-color="transparent" loext:char-shading-value="0" style:font-weight-asian="normal" style:font-weight-complex="normal"/>
    </style:style>
    <style:style style:name="T25" style:family="text">
      <style:text-properties fo:font-variant="normal" fo:text-transform="none" style:text-line-through-style="none" style:text-line-through-type="none" style:font-name="Source Sans Pro1" fo:font-size="10.5pt" fo:letter-spacing="normal" fo:font-style="normal" style:text-underline-style="none" fo:font-weight="normal" officeooo:rsid="0037593a" style:text-blinking="false" fo:background-color="transparent" loext:char-shading-value="0" style:font-weight-asian="normal" style:font-weight-complex="normal"/>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6">Mobile Testing concepts- Session 2 --Intro Appium</text:p>
      <text:p text:style-name="P1"/>
      <text:p text:style-name="P3">Exercise</text:p>
      <text:p text:style-name="P1"/>
      <text:list xml:id="list1496028181" text:style-name="L1">
        <text:list-item>
          <text:p text:style-name="P7">List down the things you cannot test on an Emulator but on Real Devices?</text:p>
          <text:p text:style-name="P8">Ans.</text:p>
          <text:p text:style-name="P17">The things which we cannot test on an emulator but on real devices are:</text:p>
          <text:p text:style-name="P21">1) Battery Issues: emulators/simulators are not able to simulate the battery issues.</text:p>
          <text:p text:style-name="P21">2) They cannot simulate the incoming interrupts for SMS and incoming calls.</text:p>
          <text:p text:style-name="P21">3) They are not able to properly simulate the exact color display of the device.</text:p>
          <text:p text:style-name="P22">4) The performance o f the emulator is slower than the original devices at times.</text:p>
          <text:p text:style-name="P22">5) The memory available at the emulator tends to be far more than the real devices so this may create misconception for the users.</text:p>
        </text:list-item>
      </text:list>
      <text:p text:style-name="P4"/>
      <text:list xml:id="list223037837311107" text:continue-numbering="true" text:style-name="L1">
        <text:list-item>
          <text:p text:style-name="P7">What All Major Networks to Be Considered While Performing Application Testing?</text:p>
          <text:p text:style-name="P8">Ans.</text:p>
        </text:list-item>
      </text:list>
      <text:p text:style-name="P4"><text:tab/><text:span text:style-name="T2">The major networks to be considered are 4G, 3G, 2G and WiFi.</text:span></text:p>
      <text:p text:style-name="P23"><text:tab/>2G is a slower network, but it is always good if we verify our application on the <text:tab/>slower networks also to track how is the application performing in slower networks</text:p>
      <text:p text:style-name="P4"/>
      <text:list xml:id="list223037658982860" text:continue-numbering="true" text:style-name="L1">
        <text:list-item>
          <text:p text:style-name="P7">What are the google core quality guidelines for Mobile Apps, Explain guidelines for Functionality?</text:p>
          <text:p text:style-name="P8">Ans.</text:p>
        </text:list-item>
      </text:list>
      <text:p text:style-name="P4"><text:tab/><text:span text:style-name="T3">The google core quality guidelines for functionality are:</text:span></text:p>
      <text:p text:style-name="P4"><text:span text:style-name="T3"><text:tab/></text:span><text:span text:style-name="T16">Install Location:</text:span></text:p>
      <text:list xml:id="list223407896" text:style-name="L2">
        <text:list-item>
          <text:p text:style-name="P11"><text:span text:style-name="T4">The application functions normally when installed on SD card.</text:span></text:p>
        </text:list-item>
        <text:list-item>
          <text:p text:style-name="P11"><text:span text:style-name="T4">Supporting installation on SD card is recommended for most large apps.</text:span></text:p>
        </text:list-item>
      </text:list>
      <text:p text:style-name="P4"><text:span text:style-name="T4"><text:tab/></text:span><text:span text:style-name="T15">Audio:</text:span></text:p>
      <text:list xml:id="list1414848619" text:style-name="L3">
        <text:list-item>
          <text:p text:style-name="P12"><text:span text:style-name="T5">Audio does not play when the screen is off, unless this is a core feature.</text:span></text:p>
        </text:list-item>
        <text:list-item>
          <text:p text:style-name="P12"><text:span text:style-name="T5">App does not play on the home screen or over another app,unless this is a core </text:span><text:span text:style-name="T6">functionality.</text:span></text:p>
        </text:list-item>
        <text:list-item>
          <text:p text:style-name="P12"><text:span text:style-name="T5">App does not play behind the screen lock, unless this is a core feature.</text:span></text:p>
        </text:list-item>
        <text:list-item>
          <text:p text:style-name="P18"><text:span text:style-name="T5">A</text:span><text:span text:style-name="T1">udio resumes when the app returns to the foreground, or indicates that playback is in pause state.</text:span></text:p>
        </text:list-item>
      </text:list>
      <text:p text:style-name="P19"><text:soft-page-break/><text:span text:style-name="T1"><text:tab/></text:span></text:p>
      <text:p text:style-name="P19"><text:tab/><text:span text:style-name="T13">UI and Graphics</text:span></text:p>
      <text:list xml:id="list2525182957" text:style-name="L4">
        <text:list-item>
          <text:p text:style-name="P25"><text:span text:style-name="T11">App should support both landscape and portrait orientation.</text:span></text:p>
        </text:list-item>
        <text:list-item>
          <text:p text:style-name="P25"><text:span text:style-name="T11">The app uses the whole screen in both orientations.</text:span></text:p>
        </text:list-item>
        <text:list-item>
          <text:p text:style-name="P25"><text:span text:style-name="T11">The app correctly handles rapid transitions between display orientations without rendering problems.</text:span></text:p>
        </text:list-item>
      </text:list>
      <text:p text:style-name="P24"><text:tab/><text:span text:style-name="T14">User/app state</text:span></text:p>
      <text:list xml:id="list2968613630" text:style-name="L5">
        <text:list-item>
          <text:p text:style-name="P26"><text:span text:style-name="T12">The app should not leave any services running when the app is in the background, <text:tab/>unless related to a core capability of the app.</text:span></text:p>
        </text:list-item>
        <text:list-item>
          <text:p text:style-name="P13"><text:span text:style-name="T7">The app correctly preserves and restores user or app state.</text:span></text:p>
        </text:list-item>
      </text:list>
      <text:list xml:id="list223037333309272" text:continue-list="list223037658982860" text:style-name="L1">
        <text:list-item>
          <text:p text:style-name="P7">Write down test cases for Push notification.</text:p>
          <text:p text:style-name="P8">Ans.</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Table_20_Contents">Sr. No</text:p>
          </table:table-cell>
          <table:table-cell table:style-name="Table1.A1" office:value-type="string">
            <text:p text:style-name="Table_20_Contents">Test Case <text:line-break/>ID</text:p>
          </table:table-cell>
          <table:table-cell table:style-name="Table1.A1" office:value-type="string">
            <text:p text:style-name="Table_20_Contents">Summary </text:p>
          </table:table-cell>
          <table:table-cell table:style-name="Table1.A1" office:value-type="string">
            <text:p text:style-name="Table_20_Contents">Pre Condition</text:p>
          </table:table-cell>
          <table:table-cell table:style-name="Table1.A1" office:value-type="string">
            <text:p text:style-name="Table_20_Contents">Importance</text:p>
          </table:table-cell>
          <table:table-cell table:style-name="Table1.A1" office:value-type="string">
            <text:p text:style-name="Table_20_Contents">Steps</text:p>
          </table:table-cell>
          <table:table-cell table:style-name="Table1.A1" office:value-type="string">
            <text:p text:style-name="Table_20_Contents">Expected Result</text:p>
          </table:table-cell>
        </table:table-row>
        <table:table-row>
          <table:table-cell table:style-name="Table1.A1" office:value-type="string">
            <text:p text:style-name="Table_20_Contents">1</text:p>
          </table:table-cell>
          <table:table-cell table:style-name="Table1.A1" office:value-type="string">
            <text:p text:style-name="Table_20_Contents">TC_01</text:p>
          </table:table-cell>
          <table:table-cell table:style-name="Table1.A1" office:value-type="string">
            <text:p text:style-name="Table_20_Contents">Check that the notification received<text:line-break/>even if the app is not running</text:p>
          </table:table-cell>
          <table:table-cell table:style-name="Table1.A1" office:value-type="string">
            <text:p text:style-name="Table_20_Contents">The app must be pre installed</text:p>
          </table:table-cell>
          <table:table-cell table:style-name="Table1.A1" office:value-type="string">
            <text:p text:style-name="Table_20_Contents">High</text:p>
          </table:table-cell>
          <table:table-cell table:style-name="Table1.A1" office:value-type="string">
            <text:p text:style-name="Table_20_Contents">1. Check for the received notifications<text:line-break/>without running the application.<text:line-break/>2. Drag the notification panel down to<text:line-break/>look for the received notifications.</text:p>
          </table:table-cell>
          <table:table-cell table:style-name="Table1.A1" office:value-type="string">
            <text:p text:style-name="Table_20_Contents">The notification is received</text:p>
          </table:table-cell>
        </table:table-row>
        <table:table-row>
          <table:table-cell table:style-name="Table1.A1" office:value-type="string">
            <text:p text:style-name="Table_20_Contents">2</text:p>
          </table:table-cell>
          <table:table-cell table:style-name="Table1.A1" office:value-type="string">
            <text:p text:style-name="Table_20_Contents">TC_02</text:p>
          </table:table-cell>
          <table:table-cell table:style-name="Table1.A1" office:value-type="string">
            <text:p text:style-name="Table_20_Contents">Check that the notification received<text:line-break/>when the app is open and running.</text:p>
          </table:table-cell>
          <table:table-cell table:style-name="Table1.A1" office:value-type="string">
            <text:p text:style-name="Table_20_Contents">The app must be pre installed</text:p>
          </table:table-cell>
          <table:table-cell table:style-name="Table1.A1" office:value-type="string">
            <text:p text:style-name="Table_20_Contents">High</text:p>
          </table:table-cell>
          <table:table-cell table:style-name="Table1.A1" office:value-type="string">
            <text:p text:style-name="Table_20_Contents">1. Check for the received notifications <text:line-break/>while the application is open.<text:line-break/>2. Drag the notification panel down to <text:line-break/>look for the received notifications.</text:p>
          </table:table-cell>
          <table:table-cell table:style-name="Table1.A1" office:value-type="string">
            <text:p text:style-name="Table_20_Contents">The notification is received</text:p>
          </table:table-cell>
        </table:table-row>
        <table:table-row>
          <table:table-cell table:style-name="Table1.A1" office:value-type="string">
            <text:p text:style-name="Table_20_Contents">3</text:p>
          </table:table-cell>
          <table:table-cell table:style-name="Table1.A1" office:value-type="string">
            <text:p text:style-name="Table_20_Contents">TC_03</text:p>
          </table:table-cell>
          <table:table-cell table:style-name="Table1.A1" office:value-type="string">
            <text:p text:style-name="Table_20_Contents">Check if we are able to open the <text:line-break/>notification on clicking on it.</text:p>
          </table:table-cell>
          <table:table-cell table:style-name="Table1.A1" office:value-type="string">
            <text:p text:style-name="Table_20_Contents">The app must be pre installed</text:p>
          </table:table-cell>
          <table:table-cell table:style-name="Table1.A1" office:value-type="string">
            <text:p text:style-name="Table_20_Contents">High</text:p>
          </table:table-cell>
          <table:table-cell table:style-name="Table1.A1" office:value-type="string">
            <text:p text:style-name="Table_20_Contents">1. Check for the received notifications <text:line-break/>2. Drag the notification panel down to <text:line-break/>look for the received notifications.<text:line-break/>3. Click on a particular notification to <text:line-break/><text:soft-page-break/>analyze if it gets open.</text:p>
          </table:table-cell>
          <table:table-cell table:style-name="Table1.A1" office:value-type="string">
            <text:p text:style-name="Table_20_Contents">The notification is clickable</text:p>
          </table:table-cell>
        </table:table-row>
        <table:table-row>
          <table:table-cell table:style-name="Table1.A1" office:value-type="string">
            <text:p text:style-name="Table_20_Contents">4</text:p>
          </table:table-cell>
          <table:table-cell table:style-name="Table1.A1" office:value-type="string">
            <text:p text:style-name="Table_20_Contents">TC_04</text:p>
          </table:table-cell>
          <table:table-cell table:style-name="Table1.A1" office:value-type="string">
            <text:p text:style-name="Table_20_Contents">Check if on clicking on the notification<text:line-break/>we are able to see the notification in<text:line-break/>the application.</text:p>
          </table:table-cell>
          <table:table-cell table:style-name="Table1.A1" office:value-type="string">
            <text:p text:style-name="Table_20_Contents">The app must be pre installed</text:p>
          </table:table-cell>
          <table:table-cell table:style-name="Table1.A1" office:value-type="string">
            <text:p text:style-name="Table_20_Contents">High</text:p>
          </table:table-cell>
          <table:table-cell table:style-name="Table1.A1" office:value-type="string">
            <text:p text:style-name="Table_20_Contents">1. Check for the received notifications <text:line-break/>2. Drag the notification panel down to <text:line-break/>look for the received notifications.<text:line-break/>3. Click on a particular notification to <text:line-break/>analyze if it gets open.<text:line-break/>4. Check the notification gets opened<text:line-break/>in the specific application itself.</text:p>
          </table:table-cell>
          <table:table-cell table:style-name="Table1.A1" office:value-type="string">
            <text:p text:style-name="Table_20_Contents">The notification gets opened<text:line-break/>in the specific application.</text:p>
          </table:table-cell>
        </table:table-row>
        <table:table-row>
          <table:table-cell table:style-name="Table1.A1" office:value-type="string">
            <text:p text:style-name="Table_20_Contents">5</text:p>
          </table:table-cell>
          <table:table-cell table:style-name="Table1.A1" office:value-type="string">
            <text:p text:style-name="Table_20_Contents">TC_05</text:p>
          </table:table-cell>
          <table:table-cell table:style-name="Table1.A1" office:value-type="string">
            <text:p text:style-name="Table_20_Contents">Check if on receiving the notification <text:line-break/>the notification count is getting updated</text:p>
          </table:table-cell>
          <table:table-cell table:style-name="Table1.A1" office:value-type="string">
            <text:p text:style-name="Table_20_Contents">The app must be pre installed <text:line-break/>and notification icon should be <text:line-break/>present</text:p>
          </table:table-cell>
          <table:table-cell table:style-name="Table1.A1" office:value-type="string">
            <text:p text:style-name="Table_20_Contents">Medium</text:p>
          </table:table-cell>
          <table:table-cell table:style-name="Table1.A1" office:value-type="string">
            <text:p text:style-name="Table_20_Contents">1. Check for the received notification in the <text:line-break/>application<text:line-break/>2. Check the notification icon on <text:line-break/>receiving a notification if the count has <text:line-break/>updated.</text:p>
          </table:table-cell>
          <table:table-cell table:style-name="Table1.A1" office:value-type="string">
            <text:p text:style-name="Table_20_Contents">The count is increasing on <text:line-break/>receiving the notification.</text:p>
          </table:table-cell>
        </table:table-row>
        <table:table-row>
          <table:table-cell table:style-name="Table1.A1" office:value-type="string">
            <text:p text:style-name="Table_20_Contents">6</text:p>
          </table:table-cell>
          <table:table-cell table:style-name="Table1.A1" office:value-type="string">
            <text:p text:style-name="Table_20_Contents">TC_06</text:p>
          </table:table-cell>
          <table:table-cell table:style-name="Table1.A1" office:value-type="string">
            <text:p text:style-name="Table_20_Contents">Check for the notification received even <text:line-break/>when the device is locked.</text:p>
          </table:table-cell>
          <table:table-cell table:style-name="Table1.A1" office:value-type="string">
            <text:p text:style-name="Table_20_Contents">The app must be pre installed</text:p>
          </table:table-cell>
          <table:table-cell table:style-name="Table1.A1" office:value-type="string">
            <text:p text:style-name="Table_20_Contents">High</text:p>
          </table:table-cell>
          <table:table-cell table:style-name="Table1.A1" office:value-type="string">
            <text:p text:style-name="Table_20_Contents">1. Lock the device screen.<text:line-break/>2. Check for the notification sound received<text:line-break/>and the notification icon on the lock screen.</text:p>
          </table:table-cell>
          <table:table-cell table:style-name="Table1.A1" office:value-type="string">
            <text:p text:style-name="Table_20_Contents">The notification icon is visible on the<text:line-break/>lock screen.</text:p>
          </table:table-cell>
        </table:table-row>
        <table:table-row>
          <table:table-cell table:style-name="Table1.A1" office:value-type="string">
            <text:p text:style-name="Table_20_Contents">7</text:p>
          </table:table-cell>
          <table:table-cell table:style-name="Table1.A1" office:value-type="string">
            <text:p text:style-name="Table_20_Contents">TC_07</text:p>
          </table:table-cell>
          <table:table-cell table:style-name="Table1.A1" office:value-type="string">
            <text:p text:style-name="Table_20_Contents">Check for the notificatoins should get<text:line-break/>removed from the notification panel<text:line-break/>once the notifications are opened <text:line-break/>when the app is not running </text:p>
          </table:table-cell>
          <table:table-cell table:style-name="Table1.A1" office:value-type="string">
            <text:p text:style-name="Table_20_Contents">The app must be pre installed</text:p>
          </table:table-cell>
          <table:table-cell table:style-name="Table1.A1" office:value-type="string">
            <text:p text:style-name="Table_20_Contents">Medium</text:p>
          </table:table-cell>
          <table:table-cell table:style-name="Table1.A1" office:value-type="string">
            <text:p text:style-name="Table_20_Contents">1. Open the notification received from the <text:line-break/>2. Check the notification.<text:line-break/>3. Close the app.<text:line-break/>4. Check the notification panel if the notification<text:line-break/>is removed.</text:p>
          </table:table-cell>
          <table:table-cell table:style-name="Table1.A1" office:value-type="string">
            <text:p text:style-name="Table_20_Contents">The opened notification are removed<text:line-break/>from the notification panel.</text:p>
          </table:table-cell>
        </table:table-row>
        <table:table-row>
          <table:table-cell table:style-name="Table1.A1" office:value-type="string">
            <text:p text:style-name="Table_20_Contents">8</text:p>
          </table:table-cell>
          <table:table-cell table:style-name="Table1.A1" office:value-type="string">
            <text:p text:style-name="Table_20_Contents">TC_08</text:p>
          </table:table-cell>
          <table:table-cell table:style-name="Table1.A1" office:value-type="string">
            <text:p text:style-name="Table_20_Contents">Check for the notification removed <text:soft-page-break/>from <text:line-break/>the notification panel when the app is <text:line-break/>running</text:p>
          </table:table-cell>
          <table:table-cell table:style-name="Table1.A1" office:value-type="string">
            <text:p text:style-name="Table_20_Contents">The app must be pre installed </text:p>
          </table:table-cell>
          <table:table-cell table:style-name="Table1.A1" office:value-type="string">
            <text:p text:style-name="Table_20_Contents">Medium</text:p>
          </table:table-cell>
          <table:table-cell table:style-name="Table1.A1" office:value-type="string">
            <text:p text:style-name="Table_20_Contents">1. Open the application.<text:line-break/><text:soft-page-break/>2. Check for the application on the notification <text:line-break/>panel.<text:line-break/>3. Click on the notification received either from the <text:line-break/>notification panel or from the notification icon on <text:line-break/>the application.<text:line-break/>4. Check the notification panel if the notification is<text:line-break/>removed from there.</text:p>
          </table:table-cell>
          <table:table-cell table:style-name="Table1.A1" office:value-type="string">
            <text:p text:style-name="Table_20_Contents">The opened notification are removed<text:line-break/><text:soft-page-break/>from the notification panel.</text:p>
          </table:table-cell>
        </table:table-row>
        <table:table-row>
          <table:table-cell table:style-name="Table1.A1" office:value-type="string">
            <text:p text:style-name="Table_20_Contents">9</text:p>
          </table:table-cell>
          <table:table-cell table:style-name="Table1.A1" office:value-type="string">
            <text:p text:style-name="Table_20_Contents">TC_09</text:p>
          </table:table-cell>
          <table:table-cell table:style-name="Table1.A1" office:value-type="string">
            <text:p text:style-name="Table_20_Contents">Verify the recent notifications are on the <text:line-break/>top of the stack</text:p>
          </table:table-cell>
          <table:table-cell table:style-name="Table1.A1" office:value-type="string">
            <text:p text:style-name="Table_20_Contents">The app must be pre installled</text:p>
          </table:table-cell>
          <table:table-cell table:style-name="Table1.A1" office:value-type="string">
            <text:p text:style-name="Table_20_Contents">Mediun</text:p>
          </table:table-cell>
          <table:table-cell table:style-name="Table1.A1" office:value-type="string">
            <text:p text:style-name="Table_20_Contents">1. Drag down the notification panel.<text:line-break/>2. Check for the notifications received.<text:line-break/>3. Look for the recent notifications.<text:line-break/>4. Check if the recent notifications are on the top <text:line-break/>always.</text:p>
          </table:table-cell>
          <table:table-cell table:style-name="Table1.A1" office:value-type="string">
            <text:p text:style-name="Table_20_Contents">The recent notifications are on the top<text:line-break/>of the notification stack.</text:p>
          </table:table-cell>
        </table:table-row>
        <table:table-row>
          <table:table-cell table:style-name="Table1.A1" office:value-type="string">
            <text:p text:style-name="Table_20_Contents">10</text:p>
          </table:table-cell>
          <table:table-cell table:style-name="Table1.A1" office:value-type="string">
            <text:p text:style-name="Table_20_Contents">TC_10</text:p>
          </table:table-cell>
          <table:table-cell table:style-name="Table1.A1" office:value-type="string">
            <text:p text:style-name="Table_20_Contents">Check for the notification sound and <text:line-break/>vibration on receiving the notification.</text:p>
          </table:table-cell>
          <table:table-cell table:style-name="Table1.A1" office:value-type="string">
            <text:p text:style-name="Table_20_Contents">The app must be installed and<text:line-break/>the notification sound should be<text:line-break/>on</text:p>
          </table:table-cell>
          <table:table-cell table:style-name="Table1.A1" office:value-type="string">
            <text:p text:style-name="Table_20_Contents">High</text:p>
          </table:table-cell>
          <table:table-cell table:style-name="Table1.A1" office:value-type="string">
            <text:p text:style-name="Table_20_Contents">1. Check for the notification received on the <text:line-break/>notification panel.<text:line-break/>2. Check the phone is vibrating with the <text:line-break/>notification sound is audible.</text:p>
          </table:table-cell>
          <table:table-cell table:style-name="Table1.A1" office:value-type="string">
            <text:p text:style-name="Table_20_Contents">The phone is vibrating with the audible<text:line-break/>notification sound.</text:p>
          </table:table-cell>
        </table:table-row>
      </table:table>
      <text:p text:style-name="P4"/>
      <text:list xml:id="list223038625254422" text:continue-numbering="true" text:style-name="L1">
        <text:list-item>
          <text:p text:style-name="P7">How to record a log from the Android/iOS device?</text:p>
          <text:p text:style-name="P9">Ans.</text:p>
          <text:p text:style-name="P9">Tools For android :</text:p>
        </text:list-item>
      </text:list>
      <text:list xml:id="list3154329038" text:style-name="L7">
        <text:list-item>
          <text:p text:style-name="P15"><text:span text:style-name="T1">TestFairy</text:span></text:p>
        </text:list-item>
        <text:list-item>
          <text:p text:style-name="P15"><text:span text:style-name="T1">Fiddler </text:span></text:p>
        </text:list-item>
        <text:list-item>
          <text:p text:style-name="P15"><text:span text:style-name="T1">LogCat</text:span></text:p>
        </text:list-item>
        <text:list-item>
          <text:p text:style-name="P15"><text:span text:style-name="T1">Crashlytics (now replaced by FireBase) </text:span></text:p>
        </text:list-item>
      </text:list>
      <text:list xml:id="list223037188006601" text:continue-list="list223038625254422" text:style-name="L1">
        <text:list-header>
          <text:p text:style-name="P9">Steps in detail</text:p>
          <text:p text:style-name="P9"><text:span text:style-name="T1">1. Setup Java on your Machine according to the 32 /64 bit machine architecture. </text:span></text:p>
          <text:p text:style-name="P9"><text:span text:style-name="T1">2. Setup Android SDK on windows machine. </text:span></text:p>
          <text:p text:style-name="P9"><text:soft-page-break/><text:span text:style-name="T1">3. Enable USB Debugging from Settings-&gt;Developer Option-&gt;Debugging.</text:span></text:p>
          <text:p text:style-name="P9"><text:span text:style-name="T1">4. Enable Stay Awake from Settings-&gt;Developer Option.</text:span></text:p>
          <text:p text:style-name="P9"><text:span text:style-name="T1">5. Move to the Android SDK directory on Machine like E:\SDK_NDKFOLDER\Android-sdk.</text:span></text:p>
          <text:p text:style-name="P9"><text:span text:style-name="T1">6. Open bat file on double click from E:\SDK_NDKFOLDER\Android-sdk\tools. </text:span></text:p>
          <text:p text:style-name="P9"><text:span text:style-name="T1">7. ‘Dalvik Debug Monitor’ window will open. </text:span></text:p>
          <text:p text:style-name="P9"><text:span text:style-name="T1">8. Capture Screen: Select Device in Left panel (Device -&gt;Screen Capture). </text:span></text:p>
          <text:p text:style-name="P9"><text:span text:style-name="T1">9. The screen will get captured and you can save with Ctrl + S or Save button. </text:span></text:p>
          <text:p text:style-name="P9"><text:span text:style-name="T1">10. Record Screen: We can record Android device screen from Device-&gt; Screen Record. </text:span></text:p>
          <text:p text:style-name="P9"><text:span text:style-name="T1">11. Recorded screen will save on the default document location or where you set the path. </text:span></text:p>
          <text:p text:style-name="P9"><text:span text:style-name="T1">12. Recorded video output format will be .mp4. </text:span></text:p>
          <text:p text:style-name="P9"><text:span text:style-name="T1">13. Capture adb logcat/Android device logs from Device -&gt;Run logcat. </text:span></text:p>
          <text:p text:style-name="P9"><text:span text:style-name="T1">14. Save Logs from right click on Logs-&gt;Select All-&gt;Copy and paste in a notepad file or gist file. </text:span></text:p>
        </text:list-header>
      </text:list>
      <text:p text:style-name="P16"><text:span text:style-name="T1"/></text:p>
      <text:list xml:id="list223038438504311" text:continue-numbering="true" text:style-name="L1">
        <text:list-header>
          <text:p text:style-name="P9">Tools for iOS are : </text:p>
        </text:list-header>
      </text:list>
      <text:list xml:id="list3936265343" text:style-name="L6">
        <text:list-item>
          <text:p text:style-name="P14"><text:span text:style-name="T1">TestFairy</text:span></text:p>
        </text:list-item>
        <text:list-item>
          <text:p text:style-name="P14"><text:span text:style-name="T1">Crashlytics (now replaced by FireBase) </text:span></text:p>
        </text:list-item>
        <text:list-item>
          <text:p text:style-name="P14"><text:span text:style-name="T1">InstaBug </text:span></text:p>
        </text:list-item>
        <text:list-item>
          <text:p text:style-name="P14"><text:span text:style-name="T1">Xcode</text:span></text:p>
        </text:list-item>
        <text:list-item>
          <text:p text:style-name="P14"><text:span text:style-name="T1">iOS Console</text:span></text:p>
        </text:list-item>
      </text:list>
      <text:list xml:id="list223036958822497" text:continue-list="list223038438504311" text:style-name="L1">
        <text:list-header>
          <text:p text:style-name="P9"><text:span text:style-name="T1">Steps to record iPhone screen </text:span></text:p>
          <text:p text:style-name="P9"><text:span text:style-name="T1">1. Connect your iPhone using a cable. </text:span></text:p>
          <text:p text:style-name="P9"><text:span text:style-name="T1">2. Open ‘QuickTime Player’ from Applications. </text:span></text:p>
          <text:p text:style-name="P9"><text:span text:style-name="T1">3. Click the Filemenu and choose “New Movie Recording“. </text:span></text:p>
          <text:p text:style-name="P9"><text:span text:style-name="T1">4. Click the arrow on the right of the record button and you will see your phone as a choice. </text:span></text:p>
          <text:p text:style-name="P9"><text:span text:style-name="T1">5. Now you can record Mac screen using Jing/TechSmith/Screencast as earlier. </text:span></text:p>
          <text:p text:style-name="P9"><text:span text:style-name="T1">6. You can start activity on iPhone Screen. You can see the activity displayed on the Mac screen. </text:span></text:p>
          <text:p text:style-name="P9"><text:span text:style-name="T1">7. You can save the recorded screen by first clicking on the Start Recording button, then stop the recording by clicking on the Stop Recording button. Finally, you can export/save the recorded video in multiple sizes (480Px, 720Px, 1020Px, etc.) from File -&gt;Export to option.</text:span></text:p>
        </text:list-header>
      </text:list>
      <text:p text:style-name="P4"><text:soft-page-break/></text:p>
      <text:p text:style-name="P4"/>
      <text:p text:style-name="P4"/>
      <text:p text:style-name="P4"/>
      <text:p text:style-name="P4"/>
      <text:list xml:id="list223038065860515" text:continue-numbering="true" text:style-name="L1">
        <text:list-item>
          <text:p text:style-name="P7">What do you understand by Device and OS fragmentation in mobile application testing?</text:p>
          <text:p text:style-name="P8">Ans.</text:p>
        </text:list-item>
      </text:list>
      <text:p text:style-name="P20"><text:span text:style-name="T18"><text:tab/></text:span><text:span text:style-name="T20">Fragmentation is </text:span><text:span text:style-name="T10">t</text:span><text:span text:style-name="T8">he sum total of differences between devices, platforms, <text:tab/>browsers, variables like network providers and more.</text:span></text:p>
      <text:p text:style-name="P20"><text:span text:style-name="T18"><text:tab/></text:span><text:span text:style-name="T19">OS Fragmentation</text:span><text:span text:style-name="T8"> arises due to the different versions of O</text:span><text:span text:style-name="T9">S</text:span><text:span text:style-name="T8">s. Both Android and <text:tab/>iOS has a huge number of different. There should be seemless user experience <text:tab/>regardless of the OS installed in device.</text:span></text:p>
      <text:p text:style-name="P20"><text:span text:style-name="T18"><text:tab/></text:span><text:span text:style-name="T19">Device Fragmentation</text:span><text:span text:style-name="T8"> occurs due to different models availability. It is considered <text:tab/>as the most difficult aspect of the testing matrix because of the seemingly countless <text:tab/>permutations.</text:span></text:p>
      <text:p text:style-name="P4"/>
      <text:list xml:id="list223038003926497" text:continue-numbering="true" text:style-name="L1">
        <text:list-item>
          <text:p text:style-name="P7">What is deep linking? What do you understand by deferred deep linking?</text:p>
        </text:list-item>
      </text:list>
      <text:p text:style-name="P5"><text:span text:style-name="T17"><text:tab/></text:span><text:bookmark text:name="docs-internal-guid-786c7281-7fff-e01d-2fc5-9c80aa10e6e3"/><text:span text:style-name="T24">Mobile app deep links (also known simply as “deep links”) point to content inside an <text:tab/>app. </text:span></text:p>
      <text:p text:style-name="P5"><text:span text:style-name="T24"><text:tab/></text:span><text:span text:style-name="T25">Example: </text:span><text:span text:style-name="T24">If you want to share a pair of shoes you saw on “Myntra” with a friend, <text:tab/>you can send a deep link that brings your friend directly to those shoes in the <text:tab/>app.</text:span></text:p>
      <text:list xml:id="list154996385" text:style-name="L8">
        <text:list-header>
          <text:p text:style-name="P28">Without a deep link, your friend would have to find the Myntra app on the App Store or Play Store, open the app to the homepage, locate the Search function, and then try to find the same pair of shoes you did.</text:p>
          <text:p text:style-name="P29">Deep links are useful for getting :</text:p>
        </text:list-header>
        <text:list-item>
          <text:p text:style-name="P27">More Visibility</text:p>
        </text:list-item>
        <text:list-item>
          <text:p text:style-name="P27">More Clicks</text:p>
        </text:list-item>
        <text:list-item>
          <text:p text:style-name="P27">More Engagement</text:p>
        </text:list-item>
      </text:list>
      <text:p text:style-name="Text_20_body"><text:line-break/><text:tab/><text:span text:style-name="T22">Deferred </text:span><text:span text:style-name="T23">D</text:span><text:span text:style-name="T22">eep Linking : </text:span><text:span text:style-name="T21">This form of deep linking works the same way as <text:tab/>standard linking does with the exception that it will direct users without the app to <text:tab/>the download location. Once the app is installed, the user will be referred to where <text:tab/>they were originally navigating.</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mbria" svg:font-family="Cambria, serif"/>
    <style:font-face style:name="GothamRoundedBook" svg:font-family="GothamRoundedBook"/>
    <style:font-face style:name="Lohit Devanagari1" svg:font-family="'Lohit Devanagari'"/>
    <style:font-face style:name="Source Sans Pro1" svg:font-family="'Source Sans Pro', Helvetica, Arial, sans-serif"/>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22:59:01.215318398</meta:creation-date>
    <dc:date>2020-04-21T22:30:29.290526583</dc:date>
    <meta:editing-duration>PT1H25M52S</meta:editing-duration>
    <meta:editing-cycles>28</meta:editing-cycles>
    <meta:generator>LibreOffice/6.0.7.3$Linux_X86_64 LibreOffice_project/00m0$Build-3</meta:generator>
    <meta:document-statistic meta:table-count="1" meta:image-count="0" meta:object-count="0" meta:page-count="6" meta:paragraph-count="162" meta:word-count="1561" meta:character-count="9178" meta:non-whitespace-character-count="7726"/>
  </office:meta>
</office:document-meta>
</file>